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4 -->
  <office:font-face-decls>
    <style:font-face style:name="Times New Roman" svg:font-family="Times New Roman" style:font-pitch="variable" style:font-family-generic="roman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Lohit Devanagari" svg:font-family="Lohit Devanagari"/>
    <style:font-face style:name="Noto Sans CJK SC Regular" svg:font-family="Noto Sans CJK SC Regular"/>
    <style:font-face style:name="verdana;arial;sans serif" svg:font-family="verdana;arial;sans serif"/>
  </office:font-face-decls>
  <office:automatic-styles>
    <style:style style:name="P1" style:family="paragraph" style:parent-style-name="Normal" style:master-page-name="Standard">
      <style:paragraph-properties fo:text-indent="0cm" fo:margin-left="0cm" fo:margin-right="0cm" fo:orphans="2" fo:widows="2"/>
    </style:style>
    <style:style style:name="T1_1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2" style:family="text">
      <style:text-properties fo:letter-spacing="0cm" fo:color="#000000" fo:font-size="14pt" style:font-size-asian="14pt" style:font-size-complex="14pt"/>
    </style:style>
    <style:style style:name="T1_3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4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5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6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7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8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9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10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11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12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13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  <style:style style:name="T1_14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bold" style:font-weight-asian="bold" style:font-weight-complex="bold"/>
    </style:style>
    <style:style style:name="T1_15" style:family="text">
      <style:text-properties fo:letter-spacing="0cm" fo:font-style="normal" style:font-style-asian="normal" fo:color="#000000" style:font-name="verdana;arial;sans serif" fo:font-size="14pt" style:font-size-asian="14pt" style:font-size-complex="14pt" fo:font-weight="normal" style:font-weight-asian="normal"/>
    </style:style>
  </office:automatic-styles>
  <office:body>
    <office:text>
      <text:p text:style-name="P1"><text:span text:style-name="T1_1">Lorem<text:s/>ipsum<text:s/>ist<text:s/>ein<text:s/>pseudo-Lateinischer<text:s/>Text<text:s/>für Webdesign, Typografie, Layout</text:span><text:span text:style-name="T1_2"> </text:span><text:span text:style-name="T1_3">und Printmedien.<text:s/>Er<text:s/>ersetzt<text:s/>Deutsch<text:s/>um<text:s/>Designelemente<text:s/>gegenüber<text:s/>dem<text:s/>Inhalt<text:s/>hervorzuheben,<text:s/>hat<text:s/>also<text:s/>die<text:s/>Funktion<text:s/>als<text:s/>Platzhalters<text:s/>in<text:s/>Layouts<text:s/>um<text:s/>dem<text:s/>Betrachter<text:s/>eine<text:s/>vorläufige<text:s/>Vorstellung<text:s/>der<text:s/>endgültigen<text:s/></text:span><text:span text:style-name="T1_4">Fassung</text:span><text:span text:style-name="T1_5"><text:s/>zu<text:s/>vermitteln.<text:s/>Buchstaben,<text:s/>Worte,<text:s/>Wort-<text:s/>und<text:s/>Satzlängen<text:s/>bilden<text:s/>ungefähr<text:s/>das<text:s/>Schriftbild<text:s/>eines<text:s/>lateinischen<text:s/>Texts<text:s/>wieder.<text:s/>Latein<text:s/>war<text:s/>in<text:s/></text:span><text:span text:style-name="T1_6">früheren</text:span><text:span text:style-name="T1_7"><text:s/></text:span><text:span text:style-name="T1_8">Jahrhunderten</text:span><text:span text:style-name="T1_9"><text:s/>eine<text:s/>häufig<text:s/>genutzte<text:s/>Sprache<text:s/>verschiedener<text:s/>Textgattungen,<text:s/>z.<text:s/>B.<text:s/>wissenschaftlicher<text:s/>Werke,<text:s/>Ratgeber,<text:s/>oder<text:s/>auch<text:s/>der<text:s/>sogenannten<text:s/>Erbauungsliteratur.<text:s/>Um<text:s/>die<text:s/>Aufmerksamkeit<text:s/>des<text:s/>Lesers<text:s/></text:span><text:span text:style-name="T1_10">ausschließlich</text:span><text:span text:style-name="T1_11"><text:s/>auf<text:s/>das<text:s/>Schriftbild<text:s/>zu<text:s/>lenken<text:s/>wird<text:s/>auch<text:s/>ein<text:s/>zufälliger<text:s/></text:span><text:span text:style-name="T1_12">Sinn</text:span><text:span text:style-name="T1_13"><text:s/>durch<text:s/>Wort-<text:s/>oder<text:s/></text:span><text:span text:style-name="T1_14">Satzkombinationen</text:span><text:span text:style-name="T1_15"><text:s/>vermieden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Lohit Devanagari" svg:font-family="Lohit Devanagari"/>
    <style:font-face style:name="Noto Sans CJK SC Regular" svg:font-family="Noto Sans CJK SC Regular"/>
    <style:font-face style:name="verdana;arial;sans serif" svg:font-family="verdana;arial;sans serif"/>
  </office:font-face-decls>
  <office:styles>
    <style:default-style style:family="paragraph">
      <style:paragraph-properties fo:orphans="2" fo:widows="2" style:tab-stop-distance="0.741cm"/>
      <style:text-properties style:use-window-font-color="true" style:font-name="Liberation Serif" fo:font-size="12pt" style:font-name-asian="Noto Sans CJK SC Regular" style:font-size-asian="12pt" style:font-name-complex="Lohit Devanagari" style:font-size-complex="12pt" fo:language="pl" fo:language-asian="zh" fo:language-complex="hi" fo:country="PL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color="#000000" style:font-name="Liberation Serif" fo:font-size="12pt" style:font-name-asian="Noto Sans CJK SC Regular" style:font-size-asian="12pt" style:font-name-complex="Lohit Devanagari" style:font-size-complex="12pt" fo:language="pl" fo:language-asian="zh" fo:language-complex="hi" fo:country="PL" fo:country-asian="CN" fo:country-complex="IN" style:letter-kerning="true"/>
    </style:style>
    <style:style style:name="Default_20_Paragraph_20_Font" style:display-name="Default Paragraph Font" style:family="text"/>
    <style:style style:name="Łącze_20_internetowe" style:display-name="Łącze internetowe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Nagłówek" style:family="paragraph" style:parent-style-name="Normal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Body_20_Text" style:display-name="Body Text" style:family="paragraph" style:parent-style-name="Normal">
      <style:paragraph-properties fo:line-height="115%" fo:margin-top="0cm" fo:margin-bottom="0.247cm"/>
    </style:style>
    <style:style style:name="List" style:family="paragraph" style:parent-style-name="Body_20_Text">
      <style:text-properties style:font-name-complex="Lohit Devanagari"/>
    </style:style>
    <style:style style:name="Caption_20__28_user_29_" style:display-name="Caption (user)" style:family="paragraph" style:parent-style-name="Normal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Lohit Devanagari" style:font-size-complex="12pt"/>
    </style:style>
    <style:style style:name="Indeks" style:family="paragraph" style:parent-style-name="Normal">
      <style:text-properties style:font-name-complex="Lohit Devanagari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meta:creation-date>2019-07-19T20:57:36</meta:creation-date>
    <dc:creator/>
    <dc:date>2019-07-19T20:59:27</dc:date>
    <meta:editing-cycles>1</meta:editing-cycles>
    <meta:editing-duration>PT1M</meta:editing-duration>
    <meta:document-statistic meta:page-count="1" meta:paragraph-count="1" meta:row-count="0" meta:word-count="95" meta:character-count="745" meta:non-whitespace-character-count="651"/>
  </office:meta>
</office:document-meta>
</file>